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8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61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8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8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8"/>
    </style:style>
    <style:style style:name="ce505" style:family="table-cell" style:parent-style-name="Default">
      <style:map style:condition="cell-content()&gt;0" style:apply-style-name="ConditionalStyle_5f_10" style:base-cell-address="colours.A28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8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8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8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{'basis': 'levels','position': 'front'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62"/>
        <table:table-column table:style-name="co26" table:default-cell-style-name="ce62"/>
        <table:table-column table:style-name="co27" table:number-columns-repeated="2" table:default-cell-style-name="ce62"/>
        <table:table-column table:style-name="co28" table:default-cell-style-name="ce62"/>
        <table:table-column table:style-name="co9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number-columns-repeated="2" table:default-cell-style-name="ce62"/>
        <table:table-column table:style-name="co34" table:default-cell-style-name="ce62"/>
        <table:table-column table:style-name="co35" table:default-cell-style-name="ce62"/>
        <table:table-column table:style-name="co15" table:default-cell-style-name="ce62"/>
        <table:table-column table:style-name="co29" table:number-columns-repeated="14" table:default-cell-style-name="ce62"/>
        <table:table-column table:style-name="co36" table:number-columns-repeated="3" table:default-cell-style-name="ce62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9" table:default-cell-style-name="ce505"/>
        <table:table-column table:style-name="co38" table:number-columns-repeated="21" table:default-cell-style-name="ce505"/>
        <table:table-column table:style-name="co20" table:number-columns-repeated="16292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24" table:number-columns-repeated="16292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24" table:number-columns-repeated="16292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24" table:number-columns-repeated="16292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2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2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2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2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2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2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24" table:number-columns-repeated="16292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24" table:number-columns-repeated="16292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2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2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2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2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2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2"/>
        </table:table-row>
        <table:table-row table:style-name="ro1">
          <table:table-cell table:style-name="ce42" office:value-type="string" calcext:value-type="string">
            <text:p>palette17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4" office:value-type="string" calcext:value-type="string">
            <text:p>B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3" office:value-type="string" calcext:value-type="string">
            <text:p>palette18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5" office:value-type="string" calcext:value-type="string">
            <text:p>B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4" office:value-type="string" calcext:value-type="string">
            <text:p>palette1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7" office:value-type="float" office:value="22" calcext:value-type="float">
            <text:p>22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5" office:value-type="string" calcext:value-type="string">
            <text:p>palette2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8" office:value-type="float" office:value="23" calcext:value-type="float">
            <text:p>2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6" office:value-type="string" calcext:value-type="string">
            <text:p>palette2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9" office:value-type="float" office:value="24" calcext:value-type="float">
            <text:p>2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7" office:value-type="string" calcext:value-type="string">
            <text:p>palette2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0" office:value-type="float" office:value="25" calcext:value-type="float">
            <text:p>25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8" office:value-type="string" calcext:value-type="string">
            <text:p>palette2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1" office:value-type="float" office:value="26" calcext:value-type="float">
            <text:p>26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9" office:value-type="string" calcext:value-type="string">
            <text:p>palette2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2" office:value-type="float" office:value="27" calcext:value-type="float">
            <text:p>27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62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0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2"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 table:number-rows-repeated="1048415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colours.P29:colours.Q109 colours.AI161:colours.XFD1048576 colours.R28:colours.AH109 colours.AM133:colours.AM160 colours.B95:colours.O95 colours.A161:colours.AG1048576 colours.C110:colours.AH144 colours.C28:colours.O94 colours.C96:colours.O109 colours.C145:colours.AG158 colours.A28:colours.A60 colours.B159:colours.AG160 colours.AJ134:colours.AL159 colours.B109:colours.B112 colours.AJ28:colours.AM132 colours.AI133:colours.AL133 colours.AZ28:colours.BC28 colours.BE28:colours.XFD28 colours.AN133:colours.AO133 colours.AR28:colours.AY29 colours.AZ29:colours.XFD29 colours.AR30:colours.XFD159 colours.AH145:colours.AH1048576 colours.AI160:colours.AL160 colours.AN160:colours.XFD160">
            <calcext:condition calcext:apply-style-name="ConditionalStyle_10" calcext:value="&gt;0" calcext:base-cell-address="colours.A28"/>
          </calcext:conditional-format>
          <calcext:conditional-format calcext:target-range-address="colours.P28:colours.Q28">
            <calcext:condition calcext:apply-style-name="ConditionalStyle_10" calcext:value="&gt;0" calcext:base-cell-address="colours.P28"/>
          </calcext:conditional-format>
          <calcext:conditional-format calcext:target-range-address="colours.AK134:colours.AK159 colours.AL134:colours.AM159 colours.AK29:colours.AM132">
            <calcext:condition calcext:apply-style-name="ConditionalStyle_10" calcext:value="&gt;0" calcext:base-cell-address="colours.AK29"/>
          </calcext:conditional-format>
          <calcext:conditional-format calcext:target-range-address="colours.AI134:colours.AI159 colours.AN134:colours.AO159 colours.AI28:colours.AI132 colours.AN28:colours.AO132">
            <calcext:condition calcext:apply-style-name="ConditionalStyle_10" calcext:value="&gt;0" calcext:base-cell-address="colours.AI28"/>
          </calcext:conditional-format>
          <calcext:conditional-format calcext:target-range-address="colours.A61:colours.A160">
            <calcext:condition calcext:apply-style-name="ConditionalStyle_10" calcext:value="&gt;0" calcext:base-cell-address="colours.A61"/>
          </calcext:conditional-format>
          <calcext:conditional-format calcext:target-range-address="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 colours.BD56:colours.BD56 colours.BD58:colours.BD58 colours.BD60:colours.BD60 colours.BD62:colours.BD62">
            <calcext:condition calcext:apply-style-name="ConditionalStyle_10" calcext:value="&gt;0" calcext:base-cell-address="colours.BD28"/>
          </calcext:conditional-format>
          <calcext:conditional-format calcext:target-range-address="colours.AP28:colours.AQ159">
            <calcext:condition calcext:apply-style-name="ConditionalStyle_10" calcext:value="&gt;0" calcext:base-cell-address="colours.AP28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2" table:number-rows-spanned="4">
            <text:p>House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46" office:value-type="string" calcext:value-type="string" table:number-columns-spanned="3" table:number-rows-spanned="4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alpha" calcext:value-type="string">
            <text:p>alpha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alpha" calcext:value-type="string">
            <text:p>alpha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alpha" calcext:value-type="string">
            <text:p>alpha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alpha" calcext:value-type="string">
            <text:p>alpha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13T07:08:57.732814592</dc:date>
    <meta:editing-cycles>1073</meta:editing-cycles>
    <meta:editing-duration>P104DT20H8M11S</meta:editing-duration>
    <meta:generator>LibreOffice/25.2.5.2$Linux_X86_64 LibreOffice_project/520$Build-2</meta:generator>
    <meta:document-statistic meta:table-count="8" meta:cell-count="19443" meta:object-count="0"/>
    <meta:user-defined meta:name="AppVersion">15.0000</meta:user-defined>
  </office:meta>
</office:document-meta>
</file>